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4]&amp;1))+0.25*[.C4]" office:value-type="float" office:value="0.25" calcext:value-type="float">
            <text:p>0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5]&amp;1))+0.25*[.C5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table:formula="of:=4-COLUMN(INDIRECT([.B6]&amp;1))+0.25*[.C6]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e</text:p>
          </table:table-cell>
          <table:table-cell table:style-name="ce21"/>
          <table:table-cell table:style-name="ce22" table:formula="of:=4-COLUMN(INDIRECT([.B7]&amp;1))+0.25*[.C7]" office:value-type="float" office:value="-1" calcext:value-type="float">
            <text:p>-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table:formula="of:=4-COLUMN(INDIRECT([.B8]&amp;1))+0.25*[.C8]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9]&amp;1))+0.25*[.C9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10]&amp;1))+0.25*[.C10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1]&amp;1))+0.25*[.C11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2]&amp;1))+0.25*[.C12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3]&amp;1))+0.25*[.C13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4]&amp;1))+0.25*[.C14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5]&amp;1))+0.25*[.C15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6]&amp;1))+0.25*[.C16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7]&amp;1))+0.25*[.C17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number-columns-repeated="2"/>
          <table:table-cell table:style-name="ce22" table:formula="of:=4-COLUMN(INDIRECT([.B18]&amp;1))+0.25*[.C18]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table:number-columns-repeated="2"/>
          <table:table-cell table:style-name="ce22" table:formula="of:=4-COLUMN(INDIRECT([.B19]&amp;1))+0.25*[.C19]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0]&amp;1))+0.25*[.C20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1]&amp;1))+0.25*[.C21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2]&amp;1))+0.25*[.C22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3]&amp;1))+0.25*[.C23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4]&amp;1))+0.25*[.C2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25]&amp;1))+0.25*[.C25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6]&amp;1))+0.25*[.C26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7]&amp;1))+0.25*[.C27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8]&amp;1))+0.25*[.C28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number-columns-repeated="2"/>
          <table:table-cell table:style-name="ce22" table:formula="of:=4-COLUMN(INDIRECT([.B29]&amp;1))+0.25*[.C29]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30]&amp;1))+0.25*[.C30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number-columns-repeated="2"/>
          <table:table-cell table:style-name="ce22" table:formula="of:=4-COLUMN(INDIRECT([.B31]&amp;1))+0.25*[.C31]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32]&amp;1))+0.25*[.C32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3]&amp;1))+0.25*[.C3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4]&amp;1))+0.25*[.C3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5]&amp;1))+0.25*[.C35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6]&amp;1))+0.25*[.C36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3];[.D26:.D32];[.D34:.D36]);1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4];[.D25];[.D33]);1)" office:value-type="string" office:string-value="" calcext:value-type="error">
            <text:p>#NOM 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6]);1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" table:number-columns-repeated="253" table:default-cell-style-name="ce34"/>
        <table:table-row table:style-name="ro1">
          <table:table-cell table:style-name="ce3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3:51:52.758739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23T14:07:40.639644698</dc:date>
    <meta:editing-duration>P2DT19H8M45S</meta:editing-duration>
    <meta:editing-cycles>660</meta:editing-cycles>
    <meta:generator>LibreOffice/6.4.7.2$Linux_X86_64 LibreOffice_project/40$Build-2</meta:generator>
    <meta:document-statistic meta:table-count="2" meta:cell-count="207" meta:object-count="0"/>
  </office:meta>
</office:document-meta>
</file>